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957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Требования.</text:h>
      <text:p text:style-name="P3"/>
      <text:p text:style-name="P1">Расстояние от плиты до подвесного потолка — 5 см.</text:p>
      <text:p text:style-name="P1"/>
      <text:h text:style-name="P7" text:outline-level="1">Расчёт глубины электрощита.</text:h>
      <text:p text:style-name="P2"/>
      <text:p text:style-name="P4">Глубина автомата — около 80 мм с учетом запаса на движение рычажка. Шкаф выполняется двух<text:span text:style-name="T1">уровневым</text:span>, пе<text:span text:style-name="T1">редняя</text:span> <text:span text:style-name="T1">панель</text:span> — электрика, <text:span text:style-name="T1">задняя</text:span> — слаботочка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12-11T08:48:28.995324892</dc:date>
    <meta:editing-duration>PT4H47M51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1" meta:character-count="236" meta:non-whitespace-character-count="205"/>
  </office:meta>
</office:document-meta>
</file>